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34.0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61"/>
    <style:style style:name="ce17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61"/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7" office:value-type="string" calcext:value-type="string">
            <text:p>Dataset</text:p>
          </table:table-cell>
          <table:table-cell table:style-name="ce7" office:value-type="string" calcext:value-type="string">
            <text:p><text:s text:c="6"/># Images</text:p>
          </table:table-cell>
          <table:table-cell table:style-name="ce7" office:value-type="string" calcext:value-type="string">
            <text:p><text:s text:c="4"/># 3D Points</text:p>
          </table:table-cell>
          <table:table-cell table:style-name="ce7" office:value-type="string" calcext:value-type="string">
            <text:p><text:s text:c="2"/># Observations</text:p>
          </table:table-cell>
          <table:table-cell table:style-name="ce7" office:value-type="string" calcext:value-type="string">
            <text:p><text:s text:c="8"/>JTJ – SIZE</text:p>
          </table:table-cell>
          <table:table-cell table:style-name="ce7" office:value-type="string" calcext:value-type="string">
            <text:p><text:s text:c="2"/># Non Zeros</text:p>
          </table:table-cell>
          <table:table-cell table:style-name="ce7" office:value-type="string" calcext:value-type="string">
            <text:p><text:s text:c="2"/>Condition # of H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7" office:value-type="string" calcext:value-type="string">
            <text:p><text:s text:c="6"/>LadyBug 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table:style-name="ce8" office:value-type="string" calcext:value-type="string">
            <text:p><text:a xlink:href="https://grail.cs.washington.edu/projects/bal/data/ladybug/problem-49-7776-pre.txt.bz2" xlink:type="simple">problem-49-7776-pre.txt.bz2</text:a> 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7776" calcext:value-type="float">
            <text:p>7776</text:p>
          </table:table-cell>
          <table:table-cell table:style-name="ce8" office:value-type="float" office:value="31843" calcext:value-type="float">
            <text:p>31843</text:p>
          </table:table-cell>
          <table:table-cell office:value-type="string" calcext:value-type="string">
            <text:p><text:s text:c="8"/>23769 X 23769 </text:p>
          </table:table-cell>
          <table:table-cell office:value-type="float" office:value="1793475" calcext:value-type="float">
            <text:p>1793475</text:p>
          </table:table-cell>
          <table:table-cell table:style-name="ce10" office:value-type="float" office:value="1.83231E+020" calcext:value-type="float">
            <text:p>1.83E+20</text:p>
          </table:table-cell>
          <table:table-cell/>
        </table:table-row>
        <table:table-row table:style-name="ro3">
          <table:table-cell table:style-name="ce8" office:value-type="string" calcext:value-type="string">
            <text:p><text:a xlink:href="https://grail.cs.washington.edu/projects/bal/data/ladybug/problem-73-11032-pre.txt.bz2" xlink:type="simple">problem-73-11032-pre.txt.bz2</text:a> 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11032" calcext:value-type="float">
            <text:p>11032</text:p>
          </table:table-cell>
          <table:table-cell table:style-name="ce8" office:value-type="float" office:value="46122" calcext:value-type="float">
            <text:p>46122</text:p>
          </table:table-cell>
          <table:table-cell table:style-name="ce11" office:value-type="string" calcext:value-type="string">
            <text:p><text:s text:c="8"/>33753 X 33753</text:p>
          </table:table-cell>
          <table:table-cell office:value-type="float" office:value="2595789" calcext:value-type="float">
            <text:p>2595789</text:p>
          </table:table-cell>
          <table:table-cell table:style-name="ce10" office:value-type="float" office:value="4.92139E+021" calcext:value-type="float">
            <text:p>4.92E+21</text:p>
          </table:table-cell>
          <table:table-cell/>
        </table:table-row>
        <table:table-row table:style-name="ro3">
          <table:table-cell table:style-name="ce8" office:value-type="string" calcext:value-type="string">
            <text:p><text:span text:style-name="T3"><text:a xlink:href="https://grail.cs.washington.edu/projects/bal/data/ladybug/problem-138-19878-pre.txt.bz2" xlink:type="simple">problem-138-19878-pre.txt.bz2</text:a></text:span><text:span text:style-name="T3"> </text:span>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9878" calcext:value-type="float">
            <text:p>19878</text:p>
          </table:table-cell>
          <table:table-cell table:style-name="ce8" office:value-type="float" office:value="85217" calcext:value-type="float">
            <text:p>85217</text:p>
          </table:table-cell>
          <table:table-cell office:value-type="string" calcext:value-type="string">
            <text:p><text:s text:c="8"/>60876 X 60876</text:p>
          </table:table-cell>
          <table:table-cell office:value-type="float" office:value="4791690" calcext:value-type="float">
            <text:p>4791690</text:p>
          </table:table-cell>
          <table:table-cell table:style-name="ce10" office:value-type="float" office:value="34702300000000" calcext:value-type="float">
            <text:p>3.47E+13</text:p>
          </table:table-cell>
          <table:table-cell/>
        </table:table-row>
        <table:table-row table:style-name="ro3">
          <table:table-cell table:style-name="ce8" office:value-type="string" calcext:value-type="string">
            <text:p><text:a xlink:href="https://grail.cs.washington.edu/projects/bal/data/ladybug/problem-318-41628-pre.txt.bz2" xlink:type="simple">problem-318-41628-pre.txt.bz2</text:a> 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41628" calcext:value-type="float">
            <text:p>41628</text:p>
          </table:table-cell>
          <table:table-cell table:style-name="ce8" office:value-type="float" office:value="179919" calcext:value-type="float">
            <text:p>179919</text:p>
          </table:table-cell>
          <table:table-cell office:value-type="string" calcext:value-type="string">
            <text:p><text:s text:c="7"/>127746 X 127746</text:p>
          </table:table-cell>
          <table:table-cell office:value-type="float" office:value="10116036" calcext:value-type="float">
            <text:p>10116036</text:p>
          </table:table-cell>
          <table:table-cell table:style-name="ce10" office:value-type="float" office:value="3.6032E+020" calcext:value-type="float">
            <text:p>3.60E+20</text:p>
          </table:table-cell>
          <table:table-cell/>
        </table:table-row>
        <table:table-row table:style-name="ro3">
          <table:table-cell table:style-name="ce8" office:value-type="string" calcext:value-type="string">
            <text:p><text:a xlink:href="https://grail.cs.washington.edu/projects/bal/data/ladybug/problem-372-47423-pre.txt.bz2" xlink:type="simple">problem-372-47423-pre.txt.bz2</text:a> 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47423" calcext:value-type="float">
            <text:p>47423</text:p>
          </table:table-cell>
          <table:table-cell table:style-name="ce8" office:value-type="float" office:value="204472" calcext:value-type="float">
            <text:p>204472</text:p>
          </table:table-cell>
          <table:table-cell office:value-type="string" calcext:value-type="string">
            <text:p><text:s text:c="7"/>145617 X 145617</text:p>
          </table:table-cell>
          <table:table-cell office:value-type="float" office:value="11498427" calcext:value-type="float">
            <text:p>11498427</text:p>
          </table:table-cell>
          <table:table-cell table:style-name="ce10" office:value-type="float" office:value="66727800000000" calcext:value-type="float">
            <text:p>6.67E+13</text:p>
          </table:table-cell>
          <table:table-cell/>
        </table:table-row>
        <table:table-row table:style-name="ro3">
          <table:table-cell table:style-name="ce8" office:value-type="string" calcext:value-type="string">
            <text:p><text:a xlink:href="https://grail.cs.washington.edu/projects/bal/data/ladybug/problem-412-52215-pre.txt.bz2" xlink:type="simple">problem-412-52215-pre.txt.bz2</text:a> </text:p>
          </table:table-cell>
          <table:table-cell table:style-name="ce8" office:value-type="float" office:value="412" calcext:value-type="float">
            <text:p>412</text:p>
          </table:table-cell>
          <table:table-cell table:style-name="ce8" office:value-type="float" office:value="52215" calcext:value-type="float">
            <text:p>52215</text:p>
          </table:table-cell>
          <table:table-cell table:style-name="ce8" office:value-type="float" office:value="224242" calcext:value-type="float">
            <text:p>224242</text:p>
          </table:table-cell>
          <table:table-cell office:value-type="string" calcext:value-type="string">
            <text:p><text:s text:c="7"/>160353 X 160353</text:p>
          </table:table-cell>
          <table:table-cell office:value-type="float" office:value="12612375" calcext:value-type="float">
            <text:p>12612375</text:p>
          </table:table-cell>
          <table:table-cell table:style-name="ce10" office:value-type="float" office:value="64359100000000" calcext:value-type="float">
            <text:p>6.44E+13</text:p>
          </table:table-cell>
          <table:table-cell/>
        </table:table-row>
        <table:table-row table:style-name="ro3">
          <table:table-cell table:style-name="ce8" office:value-type="string" calcext:value-type="string">
            <text:p><text:a xlink:href="https://grail.cs.washington.edu/projects/bal/data/ladybug/problem-460-56811-pre.txt.bz2" xlink:type="simple">problem-460-56811-pre.txt.bz2</text:a> </text:p>
          </table:table-cell>
          <table:table-cell table:style-name="ce8" office:value-type="float" office:value="460" calcext:value-type="float">
            <text:p>460</text:p>
          </table:table-cell>
          <table:table-cell table:style-name="ce8" office:value-type="float" office:value="56811" calcext:value-type="float">
            <text:p>56811</text:p>
          </table:table-cell>
          <table:table-cell table:style-name="ce8" office:value-type="float" office:value="241877" calcext:value-type="float">
            <text:p>241877</text:p>
          </table:table-cell>
          <table:table-cell office:value-type="string" calcext:value-type="string">
            <text:p><text:s text:c="7"/>174573 X 174573</text:p>
          </table:table-cell>
          <table:table-cell office:value-type="float" office:value="13609917" calcext:value-type="float">
            <text:p>13609917</text:p>
          </table:table-cell>
          <table:table-cell table:style-name="ce10" office:value-type="float" office:value="738355000000" calcext:value-type="float">
            <text:p>7.38E+11</text:p>
          </table:table-cell>
          <table:table-cell/>
        </table:table-row>
        <table:table-row table:style-name="ro3">
          <table:table-cell table:style-name="ce8" office:value-type="string" calcext:value-type="string">
            <text:p><text:a xlink:href="https://grail.cs.washington.edu/projects/bal/data/ladybug/problem-539-65220-pre.txt.bz2" xlink:type="simple">problem-539-65220-pre.txt.bz2</text:a> </text:p>
          </table:table-cell>
          <table:table-cell table:style-name="ce8" office:value-type="float" office:value="539" calcext:value-type="float">
            <text:p>539</text:p>
          </table:table-cell>
          <table:table-cell table:style-name="ce8" office:value-type="float" office:value="65220" calcext:value-type="float">
            <text:p>65220</text:p>
          </table:table-cell>
          <table:table-cell table:style-name="ce8" office:value-type="float" office:value="277273" calcext:value-type="float">
            <text:p>277273</text:p>
          </table:table-cell>
          <table:table-cell office:value-type="string" calcext:value-type="string">
            <text:p><text:s text:c="7"/>200511 X 200511</text:p>
          </table:table-cell>
          <table:table-cell office:value-type="float" office:value="15603381" calcext:value-type="float">
            <text:p>15603381</text:p>
          </table:table-cell>
          <table:table-cell table:style-name="ce10" office:value-type="float" office:value="211942000000" calcext:value-type="float">
            <text:p>2.12E+11</text:p>
          </table:table-cell>
          <table:table-cell/>
        </table:table-row>
        <table:table-row table:style-name="ro3">
          <table:table-cell table:style-name="ce8" office:value-type="string" calcext:value-type="string">
            <text:p><text:a xlink:href="https://grail.cs.washington.edu/projects/bal/data/ladybug/problem-598-69218-pre.txt.bz2" xlink:type="simple">problem-598-69218-pre.txt.bz2</text:a> </text:p>
          </table:table-cell>
          <table:table-cell table:style-name="ce8" office:value-type="float" office:value="598" calcext:value-type="float">
            <text:p>598</text:p>
          </table:table-cell>
          <table:table-cell table:style-name="ce8" office:value-type="float" office:value="69218" calcext:value-type="float">
            <text:p>69218</text:p>
          </table:table-cell>
          <table:table-cell table:style-name="ce8" office:value-type="float" office:value="304170" calcext:value-type="float">
            <text:p>304170</text:p>
          </table:table-cell>
          <table:table-cell office:value-type="string" calcext:value-type="string">
            <text:p><text:s text:c="7"/>213036 X 213036</text:p>
          </table:table-cell>
          <table:table-cell office:value-type="float" office:value="17096580" calcext:value-type="float">
            <text:p>17096580</text:p>
          </table:table-cell>
          <table:table-cell table:style-name="ce10" office:value-type="float" office:value="164817000000" calcext:value-type="float">
            <text:p>1.65E+11</text:p>
          </table:table-cell>
          <table:table-cell/>
        </table:table-row>
        <table:table-row table:style-name="ro3">
          <table:table-cell table:style-name="ce8" office:value-type="string" calcext:value-type="string">
            <text:p><text:a xlink:href="https://grail.cs.washington.edu/projects/bal/data/ladybug/problem-646-73584-pre.txt.bz2" xlink:type="simple">problem-646-73584-pre.txt.bz2</text:a> </text:p>
          </table:table-cell>
          <table:table-cell table:style-name="ce8" office:value-type="float" office:value="646" calcext:value-type="float">
            <text:p>646</text:p>
          </table:table-cell>
          <table:table-cell table:style-name="ce8" office:value-type="float" office:value="73584" calcext:value-type="float">
            <text:p>73584</text:p>
          </table:table-cell>
          <table:table-cell table:style-name="ce8" office:value-type="float" office:value="327297" calcext:value-type="float">
            <text:p>327297</text:p>
          </table:table-cell>
          <table:table-cell office:value-type="string" calcext:value-type="string">
            <text:p><text:s text:c="7"/>226566 X 226566</text:p>
          </table:table-cell>
          <table:table-cell office:value-type="float" office:value="18388620" calcext:value-type="float">
            <text:p>18388620</text:p>
          </table:table-cell>
          <table:table-cell table:style-name="ce10" office:value-type="float" office:value="348431000" calcext:value-type="float">
            <text:p>3.48E+08</text:p>
          </table:table-cell>
          <table:table-cell/>
        </table:table-row>
        <table:table-row table:style-name="ro3">
          <table:table-cell table:style-name="ce8" office:value-type="string" calcext:value-type="string">
            <text:p><text:a xlink:href="https://grail.cs.washington.edu/projects/bal/data/ladybug/problem-707-78455-pre.txt.bz2" xlink:type="simple">problem-707-78455-pre.txt.bz2</text:a> </text:p>
          </table:table-cell>
          <table:table-cell table:style-name="ce8" office:value-type="float" office:value="707" calcext:value-type="float">
            <text:p>707</text:p>
          </table:table-cell>
          <table:table-cell table:style-name="ce8" office:value-type="float" office:value="78455" calcext:value-type="float">
            <text:p>78455</text:p>
          </table:table-cell>
          <table:table-cell table:style-name="ce8" office:value-type="float" office:value="349940" calcext:value-type="float">
            <text:p>349940</text:p>
          </table:table-cell>
          <table:table-cell office:value-type="string" calcext:value-type="string">
            <text:p><text:s text:c="7"/>241728 X 241728</text:p>
          </table:table-cell>
          <table:table-cell office:value-type="float" office:value="19660122" calcext:value-type="float">
            <text:p>19660122</text:p>
          </table:table-cell>
          <table:table-cell office:value-type="float" office:value="40448.2" calcext:value-type="float">
            <text:p>40448.2</text:p>
          </table:table-cell>
          <table:table-cell/>
        </table:table-row>
        <table:table-row table:style-name="ro3">
          <table:table-cell table:style-name="ce8" office:value-type="string" calcext:value-type="string">
            <text:p><text:a xlink:href="https://grail.cs.washington.edu/projects/bal/data/ladybug/problem-783-84444-pre.txt.bz2" xlink:type="simple">problem-783-84444-pre.txt.bz2</text:a> </text:p>
          </table:table-cell>
          <table:table-cell table:style-name="ce8" office:value-type="float" office:value="783" calcext:value-type="float">
            <text:p>783</text:p>
          </table:table-cell>
          <table:table-cell table:style-name="ce8" office:value-type="float" office:value="84444" calcext:value-type="float">
            <text:p>84444</text:p>
          </table:table-cell>
          <table:table-cell table:style-name="ce8" office:value-type="float" office:value="377052" calcext:value-type="float">
            <text:p>377052</text:p>
          </table:table-cell>
          <table:table-cell office:value-type="string" calcext:value-type="string">
            <text:p><text:s text:c="7"/>260379 X 260379</text:p>
          </table:table-cell>
          <table:table-cell office:value-type="float" office:value="21184227" calcext:value-type="float">
            <text:p>21184227</text:p>
          </table:table-cell>
          <table:table-cell table:style-name="ce10" office:value-type="float" office:value="2.77466E+017" calcext:value-type="float">
            <text:p>2.77E+17</text:p>
          </table:table-cell>
          <table:table-cell/>
        </table:table-row>
        <table:table-row table:style-name="ro3">
          <table:table-cell table:style-name="ce8" office:value-type="string" calcext:value-type="string">
            <text:p><text:a xlink:href="https://grail.cs.washington.edu/projects/bal/data/ladybug/problem-810-88814-pre.txt.bz2" xlink:type="simple">problem-810-88814-pre.txt.bz2</text:a> </text:p>
          </table:table-cell>
          <table:table-cell table:style-name="ce8" office:value-type="float" office:value="810" calcext:value-type="float">
            <text:p>810</text:p>
          </table:table-cell>
          <table:table-cell table:style-name="ce8" office:value-type="float" office:value="88814" calcext:value-type="float">
            <text:p>88814</text:p>
          </table:table-cell>
          <table:table-cell table:style-name="ce8" office:value-type="float" office:value="393775" calcext:value-type="float">
            <text:p>393775</text:p>
          </table:table-cell>
          <table:table-cell office:value-type="string" calcext:value-type="string">
            <text:p><text:s text:c="7"/>273732 X 273732</text:p>
          </table:table-cell>
          <table:table-cell office:value-type="float" office:value="12360726" calcext:value-type="float">
            <text:p>12360726</text:p>
          </table:table-cell>
          <table:table-cell table:style-name="ce10" office:value-type="float" office:value="1.23485E+021" calcext:value-type="float">
            <text:p>1.23E+21</text:p>
          </table:table-cell>
          <table:table-cell/>
        </table:table-row>
        <table:table-row table:style-name="ro3">
          <table:table-cell table:style-name="ce8" office:value-type="string" calcext:value-type="string">
            <text:p><text:a xlink:href="https://grail.cs.washington.edu/projects/bal/data/ladybug/problem-856-93344-pre.txt.bz2" xlink:type="simple">problem-856-93344-pre.txt.bz2</text:a> </text:p>
          </table:table-cell>
          <table:table-cell table:style-name="ce8" office:value-type="float" office:value="856" calcext:value-type="float">
            <text:p>856</text:p>
          </table:table-cell>
          <table:table-cell table:style-name="ce8" office:value-type="float" office:value="93344" calcext:value-type="float">
            <text:p>93344</text:p>
          </table:table-cell>
          <table:table-cell table:style-name="ce8" office:value-type="float" office:value="415769" calcext:value-type="float">
            <text:p>415769</text:p>
          </table:table-cell>
          <table:table-cell office:value-type="string" calcext:value-type="string">
            <text:p><text:s text:c="7"/>287736 X 287736</text:p>
          </table:table-cell>
          <table:table-cell office:value-type="float" office:value="23360985" calcext:value-type="float">
            <text:p>23360985</text:p>
          </table:table-cell>
          <table:table-cell table:style-name="ce10" office:value-type="float" office:value="2.62528E+016" calcext:value-type="float">
            <text:p>2.63E+16</text:p>
          </table:table-cell>
          <table:table-cell/>
        </table:table-row>
        <table:table-row table:style-name="ro3">
          <table:table-cell table:style-name="ce8" office:value-type="string" calcext:value-type="string">
            <text:p><text:a xlink:href="https://grail.cs.washington.edu/projects/bal/data/ladybug/problem-885-97473-pre.txt.bz2" xlink:type="simple">problem-885-97473-pre.txt.bz2</text:a> </text:p>
          </table:table-cell>
          <table:table-cell table:style-name="ce8" office:value-type="float" office:value="885" calcext:value-type="float">
            <text:p>885</text:p>
          </table:table-cell>
          <table:table-cell table:style-name="ce8" office:value-type="float" office:value="97473" calcext:value-type="float">
            <text:p>97473</text:p>
          </table:table-cell>
          <table:table-cell table:style-name="ce8" office:value-type="float" office:value="434905" calcext:value-type="float">
            <text:p>434905</text:p>
          </table:table-cell>
          <table:table-cell office:value-type="string" calcext:value-type="string">
            <text:p><text:s text:c="7"/>300384 X 300384</text:p>
          </table:table-cell>
          <table:table-cell office:value-type="float" office:value="24433812" calcext:value-type="float">
            <text:p>24433812</text:p>
          </table:table-cell>
          <table:table-cell table:style-name="ce10" office:value-type="float" office:value="5.65698E+016" calcext:value-type="float">
            <text:p>5.66E+16</text:p>
          </table:table-cell>
          <table:table-cell/>
        </table:table-row>
        <table:table-row table:style-name="ro3">
          <table:table-cell table:style-name="ce8" office:value-type="string" calcext:value-type="string">
            <text:p><text:a xlink:href="https://grail.cs.washington.edu/projects/bal/data/ladybug/problem-931-102699-pre.txt.bz2" xlink:type="simple">problem-931-102699-pre.txt.bz2</text:a> </text:p>
          </table:table-cell>
          <table:table-cell table:style-name="ce8" office:value-type="float" office:value="931" calcext:value-type="float">
            <text:p>931</text:p>
          </table:table-cell>
          <table:table-cell table:style-name="ce8" office:value-type="float" office:value="102699" calcext:value-type="float">
            <text:p>102699</text:p>
          </table:table-cell>
          <table:table-cell table:style-name="ce8" office:value-type="float" office:value="457460" calcext:value-type="float">
            <text:p>457460</text:p>
          </table:table-cell>
          <table:table-cell office:value-type="string" calcext:value-type="string">
            <text:p><text:s text:c="7"/>316476 X 316476</text:p>
          </table:table-cell>
          <table:table-cell office:value-type="float" office:value="25702542" calcext:value-type="float">
            <text:p>25702542</text:p>
          </table:table-cell>
          <table:table-cell table:style-name="ce10" office:value-type="float" office:value="1.3258E+016" calcext:value-type="float">
            <text:p>1.33E+16</text:p>
          </table:table-cell>
          <table:table-cell/>
        </table:table-row>
        <table:table-row table:style-name="ro3">
          <table:table-cell table:style-name="ce8" office:value-type="string" calcext:value-type="string">
            <text:p><text:a xlink:href="https://grail.cs.washington.edu/projects/bal/data/ladybug/problem-969-105826-pre.txt.bz2" xlink:type="simple">problem-969-105826-pre.txt.bz2</text:a> </text:p>
          </table:table-cell>
          <table:table-cell table:style-name="ce8" office:value-type="float" office:value="969" calcext:value-type="float">
            <text:p>969</text:p>
          </table:table-cell>
          <table:table-cell table:style-name="ce8" office:value-type="float" office:value="105826" calcext:value-type="float">
            <text:p>105826</text:p>
          </table:table-cell>
          <table:table-cell table:style-name="ce8" office:value-type="float" office:value="474627" calcext:value-type="float">
            <text:p>474627</text:p>
          </table:table-cell>
          <table:table-cell office:value-type="string" calcext:value-type="string">
            <text:p><text:s text:c="7"/>326199 X 326199</text:p>
          </table:table-cell>
          <table:table-cell office:value-type="float" office:value="26660781" calcext:value-type="float">
            <text:p>26660781</text:p>
          </table:table-cell>
          <table:table-cell table:style-name="ce10" office:value-type="float" office:value="9.64641E+015" calcext:value-type="float">
            <text:p>9.65E+15</text:p>
          </table:table-cell>
          <table:table-cell/>
        </table:table-row>
        <table:table-row table:style-name="ro3">
          <table:table-cell table:style-name="ce8" office:value-type="string" calcext:value-type="string">
            <text:p><text:a xlink:href="https://grail.cs.washington.edu/projects/bal/data/ladybug/problem-1031-110968-pre.txt.bz2" xlink:type="simple">problem-1031-110968-pre.txt.bz2</text:a> </text:p>
          </table:table-cell>
          <table:table-cell table:style-name="ce8" office:value-type="float" office:value="1031" calcext:value-type="float">
            <text:p>1031</text:p>
          </table:table-cell>
          <table:table-cell table:style-name="ce8" office:value-type="float" office:value="110968" calcext:value-type="float">
            <text:p>110968</text:p>
          </table:table-cell>
          <table:table-cell table:style-name="ce8" office:value-type="float" office:value="500265" calcext:value-type="float">
            <text:p>500265</text:p>
          </table:table-cell>
          <table:table-cell office:value-type="string" calcext:value-type="string">
            <text:p><text:s text:c="7"/>342183 X 342183</text:p>
          </table:table-cell>
          <table:table-cell office:value-type="float" office:value="28096533" calcext:value-type="float">
            <text:p>28096533</text:p>
          </table:table-cell>
          <table:table-cell office:value-type="float" office:value="101499" calcext:value-type="float">
            <text:p>101499</text:p>
          </table:table-cell>
          <table:table-cell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7" office:value-type="string" calcext:value-type="string">
            <text:p><text:s/># Images</text:p>
          </table:table-cell>
          <table:table-cell table:style-name="ce9" office:value-type="string" calcext:value-type="string">
            <text:p>Error in Solution </text:p>
          </table:table-cell>
          <table:table-cell table:style-name="ce7" office:value-type="string" calcext:value-type="string">
            <text:p>Relative Error </text:p>
          </table:table-cell>
          <table:table-cell table:style-name="ce9" office:value-type="string" calcext:value-type="string">
            <text:p><text:s text:c="6"/>Residual</text:p>
          </table:table-cell>
          <table:table-cell table:style-name="ce7" office:value-type="string" calcext:value-type="string">
            <text:p>Relative Residual</text:p>
          </table:table-cell>
          <table:table-cell table:style-name="ce9" office:value-type="string" calcext:value-type="string">
            <text:p><text:s text:c="8"/>Flag</text:p>
          </table:table-cell>
          <table:table-cell table:style-name="ce7" office:value-type="string" calcext:value-type="string">
            <text:p>Solve Time (sec)</text:p>
          </table:table-cell>
          <table:table-cell table:style-name="ce7" office:value-type="string" calcext:value-type="string">
            <text:p><text:s text:c="2"/>No. of Iterations</text:p>
          </table:table-cell>
        </table:table-row>
        <table:table-row table:style-name="ro2">
          <table:table-cell/>
          <table:table-cell office:value-type="string" calcext:value-type="string">
            <text:p>For eig.vec = 5 (largest)</text:p>
          </table:table-cell>
          <table:table-cell office:value-type="string" calcext:value-type="string">
            <text:p>Using Block Jacobi as a Preconditioner</text:p>
          </table:table-cell>
          <table:table-cell table:style-name="Default"/>
          <table:table-cell office:value-type="string" calcext:value-type="string">
            <text:p>GMRES + tg_solve</text:p>
          </table:table-cell>
          <table:table-cell table:style-name="ce12" office:value-type="string" calcext:value-type="string">
            <text:p>tol = 1e-4; maxit = 50; im = 20;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4013.01" calcext:value-type="float">
            <text:p>4013.01</text:p>
          </table:table-cell>
          <table:table-cell office:value-type="float" office:value="28.1515" calcext:value-type="float">
            <text:p>28.1515</text:p>
          </table:table-cell>
          <table:table-cell office:value-type="float" office:value="4226450" calcext:value-type="float">
            <text:p>4.23E+06</text:p>
          </table:table-cell>
          <table:table-cell table:style-name="ce10" office:value-type="float" office:value="0.000094096" calcext:value-type="float">
            <text:p>9.41E-05</text:p>
          </table:table-cell>
          <table:table-cell office:value-type="float" office:value="0" calcext:value-type="float">
            <text:p>0</text:p>
          </table:table-cell>
          <table:table-cell office:value-type="float" office:value="3.50376" calcext:value-type="float">
            <text:p>3.5037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3188.15" calcext:value-type="float">
            <text:p>3188.15</text:p>
          </table:table-cell>
          <table:table-cell office:value-type="float" office:value="15.4122" calcext:value-type="float">
            <text:p>15.4122</text:p>
          </table:table-cell>
          <table:table-cell office:value-type="float" office:value="12299900000" calcext:value-type="float">
            <text:p>1.23E+10</text:p>
          </table:table-cell>
          <table:table-cell table:style-name="ce10" office:value-type="float" office:value="0.000000495232" calcext:value-type="float">
            <text:p>4.95E-07</text:p>
          </table:table-cell>
          <table:table-cell office:value-type="float" office:value="0" calcext:value-type="float">
            <text:p>0</text:p>
          </table:table-cell>
          <table:table-cell office:value-type="float" office:value="20.3275" calcext:value-type="float">
            <text:p>20.327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3935.59" calcext:value-type="float">
            <text:p>3935.59</text:p>
          </table:table-cell>
          <table:table-cell office:value-type="float" office:value="17.8616" calcext:value-type="float">
            <text:p>17.8616</text:p>
          </table:table-cell>
          <table:table-cell office:value-type="float" office:value="461093000000" calcext:value-type="float">
            <text:p>4.61E+11</text:p>
          </table:table-cell>
          <table:table-cell table:style-name="ce10" office:value-type="float" office:value="0.000099267" calcext:value-type="float">
            <text:p>9.93E-05</text:p>
          </table:table-cell>
          <table:table-cell office:value-type="float" office:value="0" calcext:value-type="float">
            <text:p>0</text:p>
          </table:table-cell>
          <table:table-cell office:value-type="float" office:value="75.7077" calcext:value-type="float">
            <text:p>75.7077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4889.63" calcext:value-type="float">
            <text:p>4889.63</text:p>
          </table:table-cell>
          <table:table-cell office:value-type="float" office:value="21.1298" calcext:value-type="float">
            <text:p>21.1298</text:p>
          </table:table-cell>
          <table:table-cell office:value-type="float" office:value="1320810000" calcext:value-type="float">
            <text:p>1.32E+09</text:p>
          </table:table-cell>
          <table:table-cell table:style-name="ce10" office:value-type="float" office:value="0.0000183778" calcext:value-type="float">
            <text:p>1.84E-05</text:p>
          </table:table-cell>
          <table:table-cell office:value-type="float" office:value="0" calcext:value-type="float">
            <text:p>0</text:p>
          </table:table-cell>
          <table:table-cell office:value-type="float" office:value="61.9329" calcext:value-type="float">
            <text:p>61.932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7658.73" calcext:value-type="float">
            <text:p>7658.73</text:p>
          </table:table-cell>
          <table:table-cell office:value-type="float" office:value="31.766" calcext:value-type="float">
            <text:p>31.766</text:p>
          </table:table-cell>
          <table:table-cell office:value-type="float" office:value="289090000" calcext:value-type="float">
            <text:p>2.89E+08</text:p>
          </table:table-cell>
          <table:table-cell table:style-name="ce10" office:value-type="float" office:value="0.0000492704" calcext:value-type="float">
            <text:p>4.93E-05</text:p>
          </table:table-cell>
          <table:table-cell office:value-type="float" office:value="0" calcext:value-type="float">
            <text:p>0</text:p>
          </table:table-cell>
          <table:table-cell office:value-type="float" office:value="80.3029" calcext:value-type="float">
            <text:p>80.3029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6451.92" calcext:value-type="float">
            <text:p>6451.92</text:p>
          </table:table-cell>
          <table:table-cell office:value-type="float" office:value="24.9642" calcext:value-type="float">
            <text:p>24.9642</text:p>
          </table:table-cell>
          <table:table-cell office:value-type="float" office:value="95076000" calcext:value-type="float">
            <text:p>9.51E+07</text:p>
          </table:table-cell>
          <table:table-cell table:style-name="ce10" office:value-type="float" office:value="0.0000544426" calcext:value-type="float">
            <text:p>5.44E-05</text:p>
          </table:table-cell>
          <table:table-cell office:value-type="float" office:value="0" calcext:value-type="float">
            <text:p>0</text:p>
          </table:table-cell>
          <table:table-cell office:value-type="float" office:value="146.231" calcext:value-type="float">
            <text:p>146.231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10" office:value-type="float" office:value="5.62186E+026" calcext:value-type="float">
            <text:p>5.62E+26</text:p>
          </table:table-cell>
          <table:table-cell table:style-name="ce10" office:value-type="float" office:value="2.11002E+024" calcext:value-type="float">
            <text:p>2.11E+24</text:p>
          </table:table-cell>
          <table:table-cell office:value-type="float" office:value="1.86626E+028" calcext:value-type="float">
            <text:p>1.87E+28</text:p>
          </table:table-cell>
          <table:table-cell office:value-type="float" office:value="281162" calcext:value-type="float">
            <text:p>281162</text:p>
          </table:table-cell>
          <table:table-cell office:value-type="float" office:value="1" calcext:value-type="float">
            <text:p>1</text:p>
          </table:table-cell>
          <table:table-cell office:value-type="float" office:value="1913.62" calcext:value-type="float">
            <text:p>1913.62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57847.2" calcext:value-type="float">
            <text:p>57847.2</text:p>
          </table:table-cell>
          <table:table-cell office:value-type="float" office:value="210.504" calcext:value-type="float">
            <text:p>210.504</text:p>
          </table:table-cell>
          <table:table-cell office:value-type="float" office:value="638308000000" calcext:value-type="float">
            <text:p>6.38E+11</text:p>
          </table:table-cell>
          <table:table-cell table:style-name="ce10" office:value-type="float" office:value="0.6324" calcext:value-type="float">
            <text:p>6.32E-01</text:p>
          </table:table-cell>
          <table:table-cell office:value-type="float" office:value="1" calcext:value-type="float">
            <text:p>1</text:p>
          </table:table-cell>
          <table:table-cell office:value-type="float" office:value="319.068" calcext:value-type="float">
            <text:p>319.068</text:p>
          </table:table-cell>
          <table:table-cell office:value-type="float" office:value="880" calcext:value-type="float">
            <text:p>880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151158" calcext:value-type="float">
            <text:p>151158</text:p>
          </table:table-cell>
          <table:table-cell office:value-type="float" office:value="532.323" calcext:value-type="float">
            <text:p>532.323</text:p>
          </table:table-cell>
          <table:table-cell office:value-type="float" office:value="271564000000000" calcext:value-type="float">
            <text:p>2.72E+14</text:p>
          </table:table-cell>
          <table:table-cell table:style-name="ce10" office:value-type="float" office:value="0.007" calcext:value-type="float">
            <text:p>7.00E-03</text:p>
          </table:table-cell>
          <table:table-cell office:value-type="float" office:value="1" calcext:value-type="float">
            <text:p>1</text:p>
          </table:table-cell>
          <table:table-cell office:value-type="float" office:value="814.949" calcext:value-type="float">
            <text:p>814.949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86064.4" calcext:value-type="float">
            <text:p>86064.4</text:p>
          </table:table-cell>
          <table:table-cell office:value-type="float" office:value="292.239" calcext:value-type="float">
            <text:p>292.239</text:p>
          </table:table-cell>
          <table:table-cell office:value-type="float" office:value="999579000000000" calcext:value-type="float">
            <text:p>1.00E+15</text:p>
          </table:table-cell>
          <table:table-cell office:value-type="float" office:value="0.0000316904" calcext:value-type="float">
            <text:p>3.16904E-05</text:p>
          </table:table-cell>
          <table:table-cell office:value-type="float" office:value="0" calcext:value-type="float">
            <text:p>0</text:p>
          </table:table-cell>
          <table:table-cell office:value-type="float" office:value="200.392" calcext:value-type="float">
            <text:p>200.392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18524" calcext:value-type="float">
            <text:p>18524</text:p>
          </table:table-cell>
          <table:table-cell office:value-type="float" office:value="61.366" calcext:value-type="float">
            <text:p>61.366</text:p>
          </table:table-cell>
          <table:table-cell office:value-type="float" office:value="1027320000000" calcext:value-type="float">
            <text:p>1.03E+12</text:p>
          </table:table-cell>
          <table:table-cell table:style-name="ce10" office:value-type="float" office:value="0.0000227096" calcext:value-type="float">
            <text:p>2.27E-05</text:p>
          </table:table-cell>
          <table:table-cell office:value-type="float" office:value="0" calcext:value-type="float">
            <text:p>0</text:p>
          </table:table-cell>
          <table:table-cell office:value-type="float" office:value="281.765" calcext:value-type="float">
            <text:p>281.765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238845" calcext:value-type="float">
            <text:p>238845</text:p>
          </table:table-cell>
          <table:table-cell office:value-type="float" office:value="771.495" calcext:value-type="float">
            <text:p>771.495</text:p>
          </table:table-cell>
          <table:table-cell office:value-type="float" office:value="1.54785E+018" calcext:value-type="float">
            <text:p>1.55E+18</text:p>
          </table:table-cell>
          <table:table-cell office:value-type="float" office:value="0.00306676" calcext:value-type="float">
            <text:p>0.00306676</text:p>
          </table:table-cell>
          <table:table-cell office:value-type="float" office:value="0" calcext:value-type="float">
            <text:p>0</text:p>
          </table:table-cell>
          <table:table-cell office:value-type="float" office:value="299.983" calcext:value-type="float">
            <text:p>299.983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729238" calcext:value-type="float">
            <text:p>729238</text:p>
          </table:table-cell>
          <table:table-cell office:value-type="float" office:value="2304.41" calcext:value-type="float">
            <text:p>2304.41</text:p>
          </table:table-cell>
          <table:table-cell office:value-type="float" office:value="2.83652E+018" calcext:value-type="float">
            <text:p>2.84E+18</text:p>
          </table:table-cell>
          <table:table-cell office:value-type="float" office:value="0.00419795" calcext:value-type="float">
            <text:p>0.00419795</text:p>
          </table:table-cell>
          <table:table-cell office:value-type="float" office:value="0" calcext:value-type="float">
            <text:p>0</text:p>
          </table:table-cell>
          <table:table-cell office:value-type="float" office:value="346.091" calcext:value-type="float">
            <text:p>346.091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401817" calcext:value-type="float">
            <text:p>401817</text:p>
          </table:table-cell>
          <table:table-cell office:value-type="float" office:value="1237.67" calcext:value-type="float">
            <text:p>1237.67</text:p>
          </table:table-cell>
          <table:table-cell office:value-type="float" office:value="1.07648E+019" calcext:value-type="float">
            <text:p>1.08E+19</text:p>
          </table:table-cell>
          <table:table-cell office:value-type="float" office:value="0.00384824" calcext:value-type="float">
            <text:p>0.00384824</text:p>
          </table:table-cell>
          <table:table-cell office:value-type="float" office:value="0" calcext:value-type="float">
            <text:p>0</text:p>
          </table:table-cell>
          <table:table-cell office:value-type="float" office:value="57.4412" calcext:value-type="float">
            <text:p>57.4412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209422" calcext:value-type="float">
            <text:p>209422</text:p>
          </table:table-cell>
          <table:table-cell office:value-type="float" office:value="634.617" calcext:value-type="float">
            <text:p>634.617</text:p>
          </table:table-cell>
          <table:table-cell office:value-type="float" office:value="2.6083E+017" calcext:value-type="float">
            <text:p>2.61E+17</text:p>
          </table:table-cell>
          <table:table-cell table:style-name="ce10" office:value-type="float" office:value="0.0000607318" calcext:value-type="float">
            <text:p>6.07E-05</text:p>
          </table:table-cell>
          <table:table-cell office:value-type="float" office:value="0" calcext:value-type="float">
            <text:p>0</text:p>
          </table:table-cell>
          <table:table-cell office:value-type="float" office:value="68.5284" calcext:value-type="float">
            <text:p>68.5284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float" office:value="467791" calcext:value-type="float">
            <text:p>467791</text:p>
          </table:table-cell>
          <table:table-cell office:value-type="float" office:value="1384.75" calcext:value-type="float">
            <text:p>1384.75</text:p>
          </table:table-cell>
          <table:table-cell office:value-type="float" office:value="1.22391E+019" calcext:value-type="float">
            <text:p>1.22E+19</text:p>
          </table:table-cell>
          <table:table-cell office:value-type="float" office:value="0.00180052" calcext:value-type="float">
            <text:p>0.00180052</text:p>
          </table:table-cell>
          <table:table-cell office:value-type="float" office:value="3" calcext:value-type="float">
            <text:p>3</text:p>
          </table:table-cell>
          <table:table-cell office:value-type="float" office:value="109.404" calcext:value-type="float">
            <text:p>109.404</text:p>
          </table:table-cell>
          <table:table-cell office:value-type="float" office:value="77" calcext:value-type="float">
            <text:p>77</text:p>
          </table:table-cell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For eig.vec = 10 (largest)</text:p>
          </table:table-cell>
          <table:table-cell office:value-type="string" calcext:value-type="string">
            <text:p>Using Block Jacobi as a Preconditioner</text:p>
          </table:table-cell>
          <table:table-cell table:style-name="Default"/>
          <table:table-cell office:value-type="string" calcext:value-type="string">
            <text:p>GMRES + tg_solve</text:p>
          </table:table-cell>
          <table:table-cell table:style-name="ce12" office:value-type="string" calcext:value-type="string">
            <text:p>tol = 1e-4; maxit = 50; im = 20;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ce12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742.14" calcext:value-type="float">
            <text:p>5742.14</text:p>
          </table:table-cell>
          <table:table-cell office:value-type="float" office:value="64.6173" calcext:value-type="float">
            <text:p>64.6173</text:p>
          </table:table-cell>
          <table:table-cell office:value-type="float" office:value="20159400" calcext:value-type="float">
            <text:p>2.02E+07</text:p>
          </table:table-cell>
          <table:table-cell office:value-type="float" office:value="0.000335493" calcext:value-type="float">
            <text:p>0.000335493</text:p>
          </table:table-cell>
          <table:table-cell office:value-type="float" office:value="0" calcext:value-type="float">
            <text:p>0</text:p>
          </table:table-cell>
          <table:table-cell office:value-type="float" office:value="1.15844" calcext:value-type="float">
            <text:p>1.15844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516.95" calcext:value-type="float">
            <text:p>1516.95</text:p>
          </table:table-cell>
          <table:table-cell office:value-type="float" office:value="14.2807" calcext:value-type="float">
            <text:p>14.2807</text:p>
          </table:table-cell>
          <table:table-cell table:style-name="Default" office:value-type="float" office:value="538703" calcext:value-type="float">
            <text:p>538703</text:p>
          </table:table-cell>
          <table:table-cell table:style-name="ce10" office:value-type="float" office:value="0.0000666317" calcext:value-type="float">
            <text:p>6.66E-05</text:p>
          </table:table-cell>
          <table:table-cell office:value-type="float" office:value="0" calcext:value-type="float">
            <text:p>0</text:p>
          </table:table-cell>
          <table:table-cell office:value-type="float" office:value="2.91077" calcext:value-type="float">
            <text:p>2.9107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4032.63" calcext:value-type="float">
            <text:p>4032.63</text:p>
          </table:table-cell>
          <table:table-cell office:value-type="float" office:value="28.2751" calcext:value-type="float">
            <text:p>28.2751</text:p>
          </table:table-cell>
          <table:table-cell office:value-type="float" office:value="3209970" calcext:value-type="float">
            <text:p>3.21E+06</text:p>
          </table:table-cell>
          <table:table-cell office:value-type="float" office:value="0.000182132" calcext:value-type="float">
            <text:p>0.000182132</text:p>
          </table:table-cell>
          <table:table-cell office:value-type="float" office:value="0" calcext:value-type="float">
            <text:p>0</text:p>
          </table:table-cell>
          <table:table-cell office:value-type="float" office:value="3.03686" calcext:value-type="float">
            <text:p>3.03686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2560.29" calcext:value-type="float">
            <text:p>2560.29</text:p>
          </table:table-cell>
          <table:table-cell office:value-type="float" office:value="12.3897" calcext:value-type="float">
            <text:p>12.3897</text:p>
          </table:table-cell>
          <table:table-cell office:value-type="float" office:value="2614950000000" calcext:value-type="float">
            <text:p>2.61E+12</text:p>
          </table:table-cell>
          <table:table-cell table:style-name="ce10" office:value-type="float" office:value="0.0000565986" calcext:value-type="float">
            <text:p>5.66E-05</text:p>
          </table:table-cell>
          <table:table-cell office:value-type="float" office:value="0" calcext:value-type="float">
            <text:p>0</text:p>
          </table:table-cell>
          <table:table-cell office:value-type="float" office:value="23.7416" calcext:value-type="float">
            <text:p>23.7416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8572.39" calcext:value-type="float">
            <text:p>8572.39</text:p>
          </table:table-cell>
          <table:table-cell office:value-type="float" office:value="39.005" calcext:value-type="float">
            <text:p>39.005</text:p>
          </table:table-cell>
          <table:table-cell office:value-type="float" office:value="2961860000000" calcext:value-type="float">
            <text:p>2.96E+12</text:p>
          </table:table-cell>
          <table:table-cell office:value-type="float" office:value="0.000780637" calcext:value-type="float">
            <text:p>0.000780637</text:p>
          </table:table-cell>
          <table:table-cell office:value-type="float" office:value="0" calcext:value-type="float">
            <text:p>0</text:p>
          </table:table-cell>
          <table:table-cell office:value-type="float" office:value="41.7672" calcext:value-type="float">
            <text:p>41.76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8334.21" calcext:value-type="float">
            <text:p>8334.21</text:p>
          </table:table-cell>
          <table:table-cell office:value-type="float" office:value="36.0472" calcext:value-type="float">
            <text:p>36.0472</text:p>
          </table:table-cell>
          <table:table-cell office:value-type="float" office:value="173432000000" calcext:value-type="float">
            <text:p>1.73E+11</text:p>
          </table:table-cell>
          <table:table-cell office:value-type="float" office:value="0.00101426" calcext:value-type="float">
            <text:p>0.00101426</text:p>
          </table:table-cell>
          <table:table-cell office:value-type="float" office:value="0" calcext:value-type="float">
            <text:p>0</text:p>
          </table:table-cell>
          <table:table-cell office:value-type="float" office:value="32.1738" calcext:value-type="float">
            <text:p>32.173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6964.63" calcext:value-type="float">
            <text:p>6964.63</text:p>
          </table:table-cell>
          <table:table-cell office:value-type="float" office:value="28.8887" calcext:value-type="float">
            <text:p>28.8887</text:p>
          </table:table-cell>
          <table:table-cell office:value-type="float" office:value="52804800" calcext:value-type="float">
            <text:p>5.28E+07</text:p>
          </table:table-cell>
          <table:table-cell table:style-name="ce10" office:value-type="float" office:value="0.00000648463" calcext:value-type="float">
            <text:p>6.48E-06</text:p>
          </table:table-cell>
          <table:table-cell office:value-type="float" office:value="0" calcext:value-type="float">
            <text:p>0</text:p>
          </table:table-cell>
          <table:table-cell office:value-type="float" office:value="103.008" calcext:value-type="float">
            <text:p>103.008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4947.2" calcext:value-type="float">
            <text:p>4947.2</text:p>
          </table:table-cell>
          <table:table-cell office:value-type="float" office:value="19.1347" calcext:value-type="float">
            <text:p>19.1347</text:p>
          </table:table-cell>
          <table:table-cell office:value-type="float" office:value="219567000" calcext:value-type="float">
            <text:p>2.20E+08</text:p>
          </table:table-cell>
          <table:table-cell office:value-type="float" office:value="0.000103844" calcext:value-type="float">
            <text:p>0.000103844</text:p>
          </table:table-cell>
          <table:table-cell office:value-type="float" office:value="0" calcext:value-type="float">
            <text:p>0</text:p>
          </table:table-cell>
          <table:table-cell office:value-type="float" office:value="163.751" calcext:value-type="float">
            <text:p>163.751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10" office:value-type="float" office:value="4.28186E+026" calcext:value-type="float">
            <text:p>4.28E+26</text:p>
          </table:table-cell>
          <table:table-cell table:style-name="ce10" office:value-type="float" office:value="1.912186E+024" calcext:value-type="float">
            <text:p>1.91E+24</text:p>
          </table:table-cell>
          <table:table-cell office:value-type="float" office:value="6.7526E+028" calcext:value-type="float">
            <text:p>6.75E+28</text:p>
          </table:table-cell>
          <table:table-cell office:value-type="float" office:value="752168" calcext:value-type="float">
            <text:p>752168</text:p>
          </table:table-cell>
          <table:table-cell office:value-type="float" office:value="1" calcext:value-type="float">
            <text:p>1</text:p>
          </table:table-cell>
          <table:table-cell office:value-type="float" office:value="1974.53" calcext:value-type="float">
            <text:p>1974.53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94698.6" calcext:value-type="float">
            <text:p>94698.6</text:p>
          </table:table-cell>
          <table:table-cell office:value-type="float" office:value="344.466" calcext:value-type="float">
            <text:p>344.466</text:p>
          </table:table-cell>
          <table:table-cell office:value-type="float" office:value="2365800000000000" calcext:value-type="float">
            <text:p>2.37E+15</text:p>
          </table:table-cell>
          <table:table-cell office:value-type="float" office:value="0.4017" calcext:value-type="float">
            <text:p>0.4017</text:p>
          </table:table-cell>
          <table:table-cell office:value-type="float" office:value="1" calcext:value-type="float">
            <text:p>1</text:p>
          </table:table-cell>
          <table:table-cell office:value-type="float" office:value="311.141" calcext:value-type="float">
            <text:p>311.1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59487.2" calcext:value-type="float">
            <text:p>59487.2</text:p>
          </table:table-cell>
          <table:table-cell office:value-type="float" office:value="209.493" calcext:value-type="float">
            <text:p>209.493</text:p>
          </table:table-cell>
          <table:table-cell office:value-type="float" office:value="519733000000" calcext:value-type="float">
            <text:p>5.20E+11</text:p>
          </table:table-cell>
          <table:table-cell office:value-type="float" office:value="0.0039" calcext:value-type="float">
            <text:p>0.0039</text:p>
          </table:table-cell>
          <table:table-cell office:value-type="float" office:value="1" calcext:value-type="float">
            <text:p>1</text:p>
          </table:table-cell>
          <table:table-cell office:value-type="float" office:value="865.488" calcext:value-type="float">
            <text:p>865.488</text:p>
          </table:table-cell>
          <table:table-cell office:value-type="float" office:value="990" calcext:value-type="float">
            <text:p>990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65812.7" calcext:value-type="float">
            <text:p>65812.7</text:p>
          </table:table-cell>
          <table:table-cell office:value-type="float" office:value="223.584" calcext:value-type="float">
            <text:p>223.584</text:p>
          </table:table-cell>
          <table:table-cell office:value-type="float" office:value="9.4172E+015" calcext:value-type="float">
            <text:p>9.42E+15</text:p>
          </table:table-cell>
          <table:table-cell office:value-type="float" office:value="0.000225118" calcext:value-type="float">
            <text:p>0.000225118</text:p>
          </table:table-cell>
          <table:table-cell office:value-type="float" office:value="0" calcext:value-type="float">
            <text:p>0</text:p>
          </table:table-cell>
          <table:table-cell office:value-type="float" office:value="147.582" calcext:value-type="float">
            <text:p>147.582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14593.3" calcext:value-type="float">
            <text:p>14593.3</text:p>
          </table:table-cell>
          <table:table-cell office:value-type="float" office:value="48.2572" calcext:value-type="float">
            <text:p>48.2572</text:p>
          </table:table-cell>
          <table:table-cell office:value-type="float" office:value="607169000000" calcext:value-type="float">
            <text:p>6.07E+11</text:p>
          </table:table-cell>
          <table:table-cell table:style-name="ce10" office:value-type="float" office:value="0.0000166278" calcext:value-type="float">
            <text:p>1.66E-05</text:p>
          </table:table-cell>
          <table:table-cell office:value-type="float" office:value="0" calcext:value-type="float">
            <text:p>0</text:p>
          </table:table-cell>
          <table:table-cell office:value-type="float" office:value="303.17" calcext:value-type="float">
            <text:p>303.17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39661.6" calcext:value-type="float">
            <text:p>39661.6</text:p>
          </table:table-cell>
          <table:table-cell office:value-type="float" office:value="128.083" calcext:value-type="float">
            <text:p>128.083</text:p>
          </table:table-cell>
          <table:table-cell office:value-type="float" office:value="3224030000000000" calcext:value-type="float">
            <text:p>3.22E+15</text:p>
          </table:table-cell>
          <table:table-cell table:style-name="ce10" office:value-type="float" office:value="0.00000908421" calcext:value-type="float">
            <text:p>9.08E-06</text:p>
          </table:table-cell>
          <table:table-cell office:value-type="float" office:value="0" calcext:value-type="float">
            <text:p>0</text:p>
          </table:table-cell>
          <table:table-cell office:value-type="float" office:value="527.813" calcext:value-type="float">
            <text:p>527.813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165128" calcext:value-type="float">
            <text:p>165128</text:p>
          </table:table-cell>
          <table:table-cell office:value-type="float" office:value="521.871" calcext:value-type="float">
            <text:p>521.871</text:p>
          </table:table-cell>
          <table:table-cell office:value-type="float" office:value="7.26117E+017" calcext:value-type="float">
            <text:p>7.26E+17</text:p>
          </table:table-cell>
          <table:table-cell office:value-type="float" office:value="0.00123228" calcext:value-type="float">
            <text:p>0.00123228</text:p>
          </table:table-cell>
          <table:table-cell office:value-type="float" office:value="0" calcext:value-type="float">
            <text:p>0</text:p>
          </table:table-cell>
          <table:table-cell office:value-type="float" office:value="348.5" calcext:value-type="float">
            <text:p>348.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444689" calcext:value-type="float">
            <text:p>444689</text:p>
          </table:table-cell>
          <table:table-cell office:value-type="float" office:value="1369.39" calcext:value-type="float">
            <text:p>1369.39</text:p>
          </table:table-cell>
          <table:table-cell office:value-type="float" office:value="2.00933E+019" calcext:value-type="float">
            <text:p>2.01E+19</text:p>
          </table:table-cell>
          <table:table-cell office:value-type="float" office:value="0.00646297" calcext:value-type="float">
            <text:p>0.00646297</text:p>
          </table:table-cell>
          <table:table-cell office:value-type="float" office:value="0" calcext:value-type="float">
            <text:p>0</text:p>
          </table:table-cell>
          <table:table-cell office:value-type="float" office:value="65.5022" calcext:value-type="float">
            <text:p>65.5022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656168" calcext:value-type="float">
            <text:p>656168</text:p>
          </table:table-cell>
          <table:table-cell office:value-type="float" office:value="1989.4" calcext:value-type="float">
            <text:p>1989.4</text:p>
          </table:table-cell>
          <table:table-cell office:value-type="float" office:value="2.91436E+018" calcext:value-type="float">
            <text:p>2.91E+18</text:p>
          </table:table-cell>
          <table:table-cell office:value-type="float" office:value="0.00265305" calcext:value-type="float">
            <text:p>0.00265305</text:p>
          </table:table-cell>
          <table:table-cell office:value-type="float" office:value="0" calcext:value-type="float">
            <text:p>0</text:p>
          </table:table-cell>
          <table:table-cell office:value-type="float" office:value="70.8452" calcext:value-type="float">
            <text:p>70.8452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float" office:value="102850" calcext:value-type="float">
            <text:p>102850</text:p>
          </table:table-cell>
          <table:table-cell office:value-type="float" office:value="304.559" calcext:value-type="float">
            <text:p>304.559</text:p>
          </table:table-cell>
          <table:table-cell office:value-type="float" office:value="4.84584E+017" calcext:value-type="float">
            <text:p>4.85E+17</text:p>
          </table:table-cell>
          <table:table-cell office:value-type="float" office:value="0.000153899" calcext:value-type="float">
            <text:p>0.000153899</text:p>
          </table:table-cell>
          <table:table-cell office:value-type="float" office:value="0" calcext:value-type="float">
            <text:p>0</text:p>
          </table:table-cell>
          <table:table-cell office:value-type="float" office:value="134.384" calcext:value-type="float">
            <text:p>134.384</text:p>
          </table:table-cell>
          <table:table-cell office:value-type="float" office:value="82" calcext:value-type="float">
            <text:p>82</text:p>
          </table:table-cell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For eig.vec = 15 (largest)</text:p>
          </table:table-cell>
          <table:table-cell office:value-type="string" calcext:value-type="string">
            <text:p>Using Block Jacobi as a Preconditioner</text:p>
          </table:table-cell>
          <table:table-cell table:style-name="Default"/>
          <table:table-cell office:value-type="string" calcext:value-type="string">
            <text:p>GMRES + tg_solve</text:p>
          </table:table-cell>
          <table:table-cell table:style-name="ce12" office:value-type="string" calcext:value-type="string">
            <text:p>tol = 1e-4; maxit = 50; im = 20;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ce12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619.81" calcext:value-type="float">
            <text:p>5619.81</text:p>
          </table:table-cell>
          <table:table-cell office:value-type="float" office:value="63.1419" calcext:value-type="float">
            <text:p>63.1419</text:p>
          </table:table-cell>
          <table:table-cell office:value-type="float" office:value="15062000" calcext:value-type="float">
            <text:p>1.51E+07</text:p>
          </table:table-cell>
          <table:table-cell office:value-type="float" office:value="0.000315215" calcext:value-type="float">
            <text:p>0.000315215</text:p>
          </table:table-cell>
          <table:table-cell office:value-type="float" office:value="0" calcext:value-type="float">
            <text:p>0</text:p>
          </table:table-cell>
          <table:table-cell office:value-type="float" office:value="1.32448" calcext:value-type="float">
            <text:p>1.32448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419.58" calcext:value-type="float">
            <text:p>1419.58</text:p>
          </table:table-cell>
          <table:table-cell office:value-type="float" office:value="13.4179" calcext:value-type="float">
            <text:p>13.4179</text:p>
          </table:table-cell>
          <table:table-cell office:value-type="float" office:value="1022960" calcext:value-type="float">
            <text:p>1.02E+06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.99451" calcext:value-type="float">
            <text:p>2.99451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3296.35" calcext:value-type="float">
            <text:p>3296.35</text:p>
          </table:table-cell>
          <table:table-cell office:value-type="float" office:value="23.1217" calcext:value-type="float">
            <text:p>23.1217</text:p>
          </table:table-cell>
          <table:table-cell office:value-type="float" office:value="4006360" calcext:value-type="float">
            <text:p>4.01E+06</text:p>
          </table:table-cell>
          <table:table-cell office:value-type="float" office:value="0.0002734" calcext:value-type="float">
            <text:p>0.0002734</text:p>
          </table:table-cell>
          <table:table-cell office:value-type="float" office:value="0" calcext:value-type="float">
            <text:p>0</text:p>
          </table:table-cell>
          <table:table-cell office:value-type="float" office:value="4.62556" calcext:value-type="float">
            <text:p>4.62556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3606.34" calcext:value-type="float">
            <text:p>3606.34</text:p>
          </table:table-cell>
          <table:table-cell office:value-type="float" office:value="17.4495" calcext:value-type="float">
            <text:p>17.4495</text:p>
          </table:table-cell>
          <table:table-cell office:value-type="float" office:value="11060800000000" calcext:value-type="float">
            <text:p>1.11E+13</text:p>
          </table:table-cell>
          <table:table-cell office:value-type="float" office:value="0.00021678" calcext:value-type="float">
            <text:p>0.00021678</text:p>
          </table:table-cell>
          <table:table-cell office:value-type="float" office:value="0" calcext:value-type="float">
            <text:p>0</text:p>
          </table:table-cell>
          <table:table-cell office:value-type="float" office:value="30.56" calcext:value-type="float">
            <text:p>30.56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7316" calcext:value-type="float">
            <text:p>7316</text:p>
          </table:table-cell>
          <table:table-cell office:value-type="float" office:value="33.1629" calcext:value-type="float">
            <text:p>33.1629</text:p>
          </table:table-cell>
          <table:table-cell office:value-type="float" office:value="2751390000000" calcext:value-type="float">
            <text:p>2.75E+12</text:p>
          </table:table-cell>
          <table:table-cell office:value-type="float" office:value="0.000643145" calcext:value-type="float">
            <text:p>0.000643145</text:p>
          </table:table-cell>
          <table:table-cell office:value-type="float" office:value="0" calcext:value-type="float">
            <text:p>0</text:p>
          </table:table-cell>
          <table:table-cell office:value-type="float" office:value="62.1063" calcext:value-type="float">
            <text:p>62.1063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4470.09" calcext:value-type="float">
            <text:p>4470.09</text:p>
          </table:table-cell>
          <table:table-cell office:value-type="float" office:value="19.3252" calcext:value-type="float">
            <text:p>19.3252</text:p>
          </table:table-cell>
          <table:table-cell office:value-type="float" office:value="766068000" calcext:value-type="float">
            <text:p>7.66E+08</text:p>
          </table:table-cell>
          <table:table-cell table:style-name="ce10" office:value-type="float" office:value="0.00000718004" calcext:value-type="float">
            <text:p>7.18E-06</text:p>
          </table:table-cell>
          <table:table-cell office:value-type="float" office:value="0" calcext:value-type="float">
            <text:p>0</text:p>
          </table:table-cell>
          <table:table-cell office:value-type="float" office:value="95.3747" calcext:value-type="float">
            <text:p>95.3747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5803.7" calcext:value-type="float">
            <text:p>5803.7</text:p>
          </table:table-cell>
          <table:table-cell office:value-type="float" office:value="24.053" calcext:value-type="float">
            <text:p>24.053</text:p>
          </table:table-cell>
          <table:table-cell office:value-type="float" office:value="1148320000" calcext:value-type="float">
            <text:p>1.15E+09</text:p>
          </table:table-cell>
          <table:table-cell office:value-type="float" office:value="0.000115996" calcext:value-type="float">
            <text:p>0.000115996</text:p>
          </table:table-cell>
          <table:table-cell office:value-type="float" office:value="0" calcext:value-type="float">
            <text:p>0</text:p>
          </table:table-cell>
          <table:table-cell office:value-type="float" office:value="143.782" calcext:value-type="float">
            <text:p>143.782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4743.04" calcext:value-type="float">
            <text:p>4743.04</text:p>
          </table:table-cell>
          <table:table-cell office:value-type="float" office:value="18.3561" calcext:value-type="float">
            <text:p>18.3561</text:p>
          </table:table-cell>
          <table:table-cell office:value-type="float" office:value="135604000" calcext:value-type="float">
            <text:p>1.36E+08</text:p>
          </table:table-cell>
          <table:table-cell table:style-name="ce10" office:value-type="float" office:value="0.0000779361" calcext:value-type="float">
            <text:p>7.79E-05</text:p>
          </table:table-cell>
          <table:table-cell office:value-type="float" office:value="0" calcext:value-type="float">
            <text:p>0</text:p>
          </table:table-cell>
          <table:table-cell office:value-type="float" office:value="254.311" calcext:value-type="float">
            <text:p>254.311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76364.1" calcext:value-type="float">
            <text:p>76364.1</text:p>
          </table:table-cell>
          <table:table-cell office:value-type="float" office:value="278.12" calcext:value-type="float">
            <text:p>278.12</text:p>
          </table:table-cell>
          <table:table-cell office:value-type="float" office:value="85942000000" calcext:value-type="float">
            <text:p>8.59E+10</text:p>
          </table:table-cell>
          <table:table-cell office:value-type="float" office:value="0.1045" calcext:value-type="float">
            <text:p>0.1045</text:p>
          </table:table-cell>
          <table:table-cell office:value-type="float" office:value="1" calcext:value-type="float">
            <text:p>1</text:p>
          </table:table-cell>
          <table:table-cell office:value-type="float" office:value="322.87" calcext:value-type="float">
            <text:p>322.87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51331.1" calcext:value-type="float">
            <text:p>51331.1</text:p>
          </table:table-cell>
          <table:table-cell office:value-type="float" office:value="180.823" calcext:value-type="float">
            <text:p>180.823</text:p>
          </table:table-cell>
          <table:table-cell office:value-type="float" office:value="5089050000000" calcext:value-type="float">
            <text:p>5.09E+12</text:p>
          </table:table-cell>
          <table:table-cell office:value-type="float" office:value="0.0033" calcext:value-type="float">
            <text:p>0.0033</text:p>
          </table:table-cell>
          <table:table-cell office:value-type="float" office:value="1" calcext:value-type="float">
            <text:p>1</text:p>
          </table:table-cell>
          <table:table-cell office:value-type="float" office:value="831.41" calcext:value-type="float">
            <text:p>831.41</text:p>
          </table:table-cell>
          <table:table-cell office:value-type="float" office:value="860" calcext:value-type="float">
            <text:p>860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83688.8" calcext:value-type="float">
            <text:p>83688.8</text:p>
          </table:table-cell>
          <table:table-cell office:value-type="float" office:value="284.355" calcext:value-type="float">
            <text:p>284.355</text:p>
          </table:table-cell>
          <table:table-cell office:value-type="float" office:value="1.00878E+017" calcext:value-type="float">
            <text:p>1.01E+17</text:p>
          </table:table-cell>
          <table:table-cell office:value-type="float" office:value="0.00293981" calcext:value-type="float">
            <text:p>0.00293981</text:p>
          </table:table-cell>
          <table:table-cell office:value-type="float" office:value="0" calcext:value-type="float">
            <text:p>0</text:p>
          </table:table-cell>
          <table:table-cell office:value-type="float" office:value="61.4389" calcext:value-type="float">
            <text:p>61.4389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16736" calcext:value-type="float">
            <text:p>16736</text:p>
          </table:table-cell>
          <table:table-cell office:value-type="float" office:value="55.3604" calcext:value-type="float">
            <text:p>55.3604</text:p>
          </table:table-cell>
          <table:table-cell office:value-type="float" office:value="99990800000" calcext:value-type="float">
            <text:p>1.00E+11</text:p>
          </table:table-cell>
          <table:table-cell table:style-name="ce10" office:value-type="float" office:value="0.00000214956" calcext:value-type="float">
            <text:p>2.15E-06</text:p>
          </table:table-cell>
          <table:table-cell office:value-type="float" office:value="0" calcext:value-type="float">
            <text:p>0</text:p>
          </table:table-cell>
          <table:table-cell office:value-type="float" office:value="279.65" calcext:value-type="float">
            <text:p>279.65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117056" calcext:value-type="float">
            <text:p>117056</text:p>
          </table:table-cell>
          <table:table-cell office:value-type="float" office:value="378.167" calcext:value-type="float">
            <text:p>378.167</text:p>
          </table:table-cell>
          <table:table-cell office:value-type="float" office:value="1.074E+018" calcext:value-type="float">
            <text:p>1.07E+18</text:p>
          </table:table-cell>
          <table:table-cell office:value-type="float" office:value="0.0020031" calcext:value-type="float">
            <text:p>0.0020031</text:p>
          </table:table-cell>
          <table:table-cell office:value-type="float" office:value="0" calcext:value-type="float">
            <text:p>0</text:p>
          </table:table-cell>
          <table:table-cell office:value-type="float" office:value="206.64" calcext:value-type="float">
            <text:p>206.6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134844" calcext:value-type="float">
            <text:p>134844</text:p>
          </table:table-cell>
          <table:table-cell office:value-type="float" office:value="425.862" calcext:value-type="float">
            <text:p>425.862</text:p>
          </table:table-cell>
          <table:table-cell office:value-type="float" office:value="3.47125E+017" calcext:value-type="float">
            <text:p>3.47E+17</text:p>
          </table:table-cell>
          <table:table-cell office:value-type="float" office:value="0.000630254" calcext:value-type="float">
            <text:p>0.000630254</text:p>
          </table:table-cell>
          <table:table-cell office:value-type="float" office:value="0" calcext:value-type="float">
            <text:p>0</text:p>
          </table:table-cell>
          <table:table-cell office:value-type="float" office:value="463.936" calcext:value-type="float">
            <text:p>463.936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102803" calcext:value-type="float">
            <text:p>102803</text:p>
          </table:table-cell>
          <table:table-cell office:value-type="float" office:value="316.396" calcext:value-type="float">
            <text:p>316.396</text:p>
          </table:table-cell>
          <table:table-cell office:value-type="float" office:value="9.41986E+018" calcext:value-type="float">
            <text:p>9.42E+18</text:p>
          </table:table-cell>
          <table:table-cell table:style-name="ce10" office:value-type="float" office:value="0.000085649" calcext:value-type="float">
            <text:p>8.56E-05</text:p>
          </table:table-cell>
          <table:table-cell office:value-type="float" office:value="0" calcext:value-type="float">
            <text:p>0</text:p>
          </table:table-cell>
          <table:table-cell office:value-type="float" office:value="67.5189" calcext:value-type="float">
            <text:p>67.518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123767" calcext:value-type="float">
            <text:p>123767</text:p>
          </table:table-cell>
          <table:table-cell office:value-type="float" office:value="375.226" calcext:value-type="float">
            <text:p>375.226</text:p>
          </table:table-cell>
          <table:table-cell office:value-type="float" office:value="9.38946E+018" calcext:value-type="float">
            <text:p>9.39E+18</text:p>
          </table:table-cell>
          <table:table-cell office:value-type="float" office:value="0.00386175" calcext:value-type="float">
            <text:p>0.00386175</text:p>
          </table:table-cell>
          <table:table-cell office:value-type="float" office:value="0" calcext:value-type="float">
            <text:p>0</text:p>
          </table:table-cell>
          <table:table-cell office:value-type="float" office:value="41.9044" calcext:value-type="float">
            <text:p>41.9044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float" office:value="37138" calcext:value-type="float">
            <text:p>37138</text:p>
          </table:table-cell>
          <table:table-cell office:value-type="float" office:value="110.006" calcext:value-type="float">
            <text:p>110.006</text:p>
          </table:table-cell>
          <table:table-cell office:value-type="float" office:value="1.23909E+019" calcext:value-type="float">
            <text:p>1.24E+19</text:p>
          </table:table-cell>
          <table:table-cell office:value-type="float" office:value="0.00235706" calcext:value-type="float">
            <text:p>0.00235706</text:p>
          </table:table-cell>
          <table:table-cell office:value-type="float" office:value="0" calcext:value-type="float">
            <text:p>0</text:p>
          </table:table-cell>
          <table:table-cell office:value-type="float" office:value="57.6556" calcext:value-type="float">
            <text:p>57.6556</text:p>
          </table:table-cell>
          <table:table-cell office:value-type="float" office:value="35" calcext:value-type="float">
            <text:p>35</text:p>
          </table:table-cell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For eig.vec = 20 (largest)</text:p>
          </table:table-cell>
          <table:table-cell office:value-type="string" calcext:value-type="string">
            <text:p>Using Block Jacobi as a Preconditioner</text:p>
          </table:table-cell>
          <table:table-cell table:style-name="Default"/>
          <table:table-cell office:value-type="string" calcext:value-type="string">
            <text:p>GMRES + tg_solve</text:p>
          </table:table-cell>
          <table:table-cell table:style-name="ce12" office:value-type="string" calcext:value-type="string">
            <text:p>tol = 1e-4; maxit = 50; im = 20;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ce12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670.66" calcext:value-type="float">
            <text:p>3670.66</text:p>
          </table:table-cell>
          <table:table-cell office:value-type="float" office:value="41.0665" calcext:value-type="float">
            <text:p>41.0665</text:p>
          </table:table-cell>
          <table:table-cell table:style-name="Default" office:value-type="float" office:value="988018" calcext:value-type="float">
            <text:p>988018</text:p>
          </table:table-cell>
          <table:table-cell table:style-name="ce10" office:value-type="float" office:value="0.0000284472" calcext:value-type="float">
            <text:p>2.84E-05</text:p>
          </table:table-cell>
          <table:table-cell office:value-type="float" office:value="0" calcext:value-type="float">
            <text:p>0</text:p>
          </table:table-cell>
          <table:table-cell office:value-type="float" office:value="1.5939" calcext:value-type="float">
            <text:p>1.5939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613.37" calcext:value-type="float">
            <text:p>1613.37</text:p>
          </table:table-cell>
          <table:table-cell office:value-type="float" office:value="15.2242" calcext:value-type="float">
            <text:p>15.2242</text:p>
          </table:table-cell>
          <table:table-cell table:style-name="Default" office:value-type="float" office:value="730490" calcext:value-type="float">
            <text:p>730490</text:p>
          </table:table-cell>
          <table:table-cell table:style-name="ce10" office:value-type="float" office:value="0.0000941717" calcext:value-type="float">
            <text:p>9.42E-05</text:p>
          </table:table-cell>
          <table:table-cell office:value-type="float" office:value="0" calcext:value-type="float">
            <text:p>0</text:p>
          </table:table-cell>
          <table:table-cell office:value-type="float" office:value="2.96038" calcext:value-type="float">
            <text:p>2.96038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3268.06" calcext:value-type="float">
            <text:p>3268.06</text:p>
          </table:table-cell>
          <table:table-cell office:value-type="float" office:value="22.9364" calcext:value-type="float">
            <text:p>22.9364</text:p>
          </table:table-cell>
          <table:table-cell office:value-type="float" office:value="3758570" calcext:value-type="float">
            <text:p>3.76E+06</text:p>
          </table:table-cell>
          <table:table-cell office:value-type="float" office:value="0.000259334" calcext:value-type="float">
            <text:p>0.000259334</text:p>
          </table:table-cell>
          <table:table-cell office:value-type="float" office:value="0" calcext:value-type="float">
            <text:p>0</text:p>
          </table:table-cell>
          <table:table-cell office:value-type="float" office:value="5.09166" calcext:value-type="float">
            <text:p>5.0916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2316.46" calcext:value-type="float">
            <text:p>2316.46</text:p>
          </table:table-cell>
          <table:table-cell office:value-type="float" office:value="11.2153" calcext:value-type="float">
            <text:p>11.2153</text:p>
          </table:table-cell>
          <table:table-cell office:value-type="float" office:value="229105000000" calcext:value-type="float">
            <text:p>2.29E+11</text:p>
          </table:table-cell>
          <table:table-cell table:style-name="ce10" office:value-type="float" office:value="0.00000538493" calcext:value-type="float">
            <text:p>5.38E-06</text:p>
          </table:table-cell>
          <table:table-cell office:value-type="float" office:value="0" calcext:value-type="float">
            <text:p>0</text:p>
          </table:table-cell>
          <table:table-cell office:value-type="float" office:value="33.3862" calcext:value-type="float">
            <text:p>33.3862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5681.91" calcext:value-type="float">
            <text:p>5681.91</text:p>
          </table:table-cell>
          <table:table-cell office:value-type="float" office:value="25.7862" calcext:value-type="float">
            <text:p>25.7862</text:p>
          </table:table-cell>
          <table:table-cell office:value-type="float" office:value="317517000000" calcext:value-type="float">
            <text:p>3.18E+11</text:p>
          </table:table-cell>
          <table:table-cell office:value-type="float" office:value="0.000100249" calcext:value-type="float">
            <text:p>0.000100249</text:p>
          </table:table-cell>
          <table:table-cell office:value-type="float" office:value="0" calcext:value-type="float">
            <text:p>0</text:p>
          </table:table-cell>
          <table:table-cell office:value-type="float" office:value="92.8652" calcext:value-type="float">
            <text:p>92.8652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4790.96" calcext:value-type="float">
            <text:p>4790.96</text:p>
          </table:table-cell>
          <table:table-cell office:value-type="float" office:value="20.7067" calcext:value-type="float">
            <text:p>20.7067</text:p>
          </table:table-cell>
          <table:table-cell office:value-type="float" office:value="9896340000" calcext:value-type="float">
            <text:p>9.90E+09</text:p>
          </table:table-cell>
          <table:table-cell table:style-name="ce10" office:value-type="float" office:value="0.0000824242" calcext:value-type="float">
            <text:p>8.24E-05</text:p>
          </table:table-cell>
          <table:table-cell office:value-type="float" office:value="0" calcext:value-type="float">
            <text:p>0</text:p>
          </table:table-cell>
          <table:table-cell office:value-type="float" office:value="85.5046" calcext:value-type="float">
            <text:p>85.5046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6782.6" calcext:value-type="float">
            <text:p>6782.6</text:p>
          </table:table-cell>
          <table:table-cell office:value-type="float" office:value="28.1298" calcext:value-type="float">
            <text:p>28.1298</text:p>
          </table:table-cell>
          <table:table-cell office:value-type="float" office:value="42069900" calcext:value-type="float">
            <text:p>4.21E+07</text:p>
          </table:table-cell>
          <table:table-cell table:style-name="ce10" office:value-type="float" office:value="0.00000596713" calcext:value-type="float">
            <text:p>5.97E-06</text:p>
          </table:table-cell>
          <table:table-cell office:value-type="float" office:value="0" calcext:value-type="float">
            <text:p>0</text:p>
          </table:table-cell>
          <table:table-cell office:value-type="float" office:value="101.683" calcext:value-type="float">
            <text:p>101.683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3800.71" calcext:value-type="float">
            <text:p>3800.71</text:p>
          </table:table-cell>
          <table:table-cell office:value-type="float" office:value="14.7064" calcext:value-type="float">
            <text:p>14.7064</text:p>
          </table:table-cell>
          <table:table-cell office:value-type="float" office:value="71339800" calcext:value-type="float">
            <text:p>7.13E+07</text:p>
          </table:table-cell>
          <table:table-cell table:style-name="ce10" office:value-type="float" office:value="0.0000788331" calcext:value-type="float">
            <text:p>7.88E-05</text:p>
          </table:table-cell>
          <table:table-cell office:value-type="float" office:value="0" calcext:value-type="float">
            <text:p>0</text:p>
          </table:table-cell>
          <table:table-cell office:value-type="float" office:value="258.084" calcext:value-type="float">
            <text:p>258.084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21280.7" calcext:value-type="float">
            <text:p>21280.7</text:p>
          </table:table-cell>
          <table:table-cell office:value-type="float" office:value="77.4916" calcext:value-type="float">
            <text:p>77.4916</text:p>
          </table:table-cell>
          <table:table-cell office:value-type="float" office:value="28005000000" calcext:value-type="float">
            <text:p>2.80E+10</text:p>
          </table:table-cell>
          <table:table-cell table:style-name="ce10" office:value-type="float" office:value="0.0000000000000886949" calcext:value-type="float">
            <text:p>8.87E-14</text:p>
          </table:table-cell>
          <table:table-cell office:value-type="float" office:value="1" calcext:value-type="float">
            <text:p>1</text:p>
          </table:table-cell>
          <table:table-cell office:value-type="float" office:value="316.878" calcext:value-type="float">
            <text:p>316.878</text:p>
          </table:table-cell>
          <table:table-cell office:value-type="float" office:value="960" calcext:value-type="float">
            <text:p>960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70356.3" calcext:value-type="float">
            <text:p>70356.3</text:p>
          </table:table-cell>
          <table:table-cell office:value-type="float" office:value="247.648" calcext:value-type="float">
            <text:p>247.648</text:p>
          </table:table-cell>
          <table:table-cell office:value-type="float" office:value="1621280000000" calcext:value-type="float">
            <text:p>1.62E+12</text:p>
          </table:table-cell>
          <table:table-cell table:style-name="ce10" office:value-type="float" office:value="0.0035" calcext:value-type="float">
            <text:p>3.50E-03</text:p>
          </table:table-cell>
          <table:table-cell office:value-type="float" office:value="1" calcext:value-type="float">
            <text:p>1</text:p>
          </table:table-cell>
          <table:table-cell office:value-type="float" office:value="833.125" calcext:value-type="float">
            <text:p>833.125</text:p>
          </table:table-cell>
          <table:table-cell office:value-type="float" office:value="860" calcext:value-type="float">
            <text:p>860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44606.1" calcext:value-type="float">
            <text:p>44606.1</text:p>
          </table:table-cell>
          <table:table-cell office:value-type="float" office:value="151.335" calcext:value-type="float">
            <text:p>151.335</text:p>
          </table:table-cell>
          <table:table-cell office:value-type="float" office:value="3839910000000000" calcext:value-type="float">
            <text:p>3.84E+15</text:p>
          </table:table-cell>
          <table:table-cell table:style-name="ce10" office:value-type="float" office:value="0.0000709794" calcext:value-type="float">
            <text:p>7.10E-05</text:p>
          </table:table-cell>
          <table:table-cell office:value-type="float" office:value="0" calcext:value-type="float">
            <text:p>0</text:p>
          </table:table-cell>
          <table:table-cell office:value-type="float" office:value="176.196" calcext:value-type="float">
            <text:p>176.196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12641.3" calcext:value-type="float">
            <text:p>12641.3</text:p>
          </table:table-cell>
          <table:table-cell office:value-type="float" office:value="41.8769" calcext:value-type="float">
            <text:p>41.8769</text:p>
          </table:table-cell>
          <table:table-cell office:value-type="float" office:value="258175000000" calcext:value-type="float">
            <text:p>2.58E+11</text:p>
          </table:table-cell>
          <table:table-cell table:style-name="ce10" office:value-type="float" office:value="0.00000569669" calcext:value-type="float">
            <text:p>5.70E-06</text:p>
          </table:table-cell>
          <table:table-cell office:value-type="float" office:value="0" calcext:value-type="float">
            <text:p>0</text:p>
          </table:table-cell>
          <table:table-cell office:value-type="float" office:value="232.984" calcext:value-type="float">
            <text:p>232.984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17229.7" calcext:value-type="float">
            <text:p>17229.7</text:p>
          </table:table-cell>
          <table:table-cell office:value-type="float" office:value="55.6779" calcext:value-type="float">
            <text:p>55.6779</text:p>
          </table:table-cell>
          <table:table-cell office:value-type="float" office:value="1.6877E+016" calcext:value-type="float">
            <text:p>1.69E+16</text:p>
          </table:table-cell>
          <table:table-cell table:formula="of:=0.0000411761" office:value-type="float" office:value="0.0000411761" calcext:value-type="float">
            <text:p>4.11761E-05</text:p>
          </table:table-cell>
          <table:table-cell office:value-type="float" office:value="0" calcext:value-type="float">
            <text:p>0</text:p>
          </table:table-cell>
          <table:table-cell office:value-type="float" office:value="412.685" calcext:value-type="float">
            <text:p>412.685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30209.9" calcext:value-type="float">
            <text:p>30209.9</text:p>
          </table:table-cell>
          <table:table-cell office:value-type="float" office:value="95.6489" calcext:value-type="float">
            <text:p>95.6489</text:p>
          </table:table-cell>
          <table:table-cell office:value-type="float" office:value="3523710000000000" calcext:value-type="float">
            <text:p>3.52E+15</text:p>
          </table:table-cell>
          <table:table-cell table:style-name="ce10" office:value-type="float" office:value="0.00000517121" calcext:value-type="float">
            <text:p>5.17E-06</text:p>
          </table:table-cell>
          <table:table-cell office:value-type="float" office:value="0" calcext:value-type="float">
            <text:p>0</text:p>
          </table:table-cell>
          <table:table-cell office:value-type="float" office:value="830.258" calcext:value-type="float">
            <text:p>830.258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27058.6" calcext:value-type="float">
            <text:p>27058.6</text:p>
          </table:table-cell>
          <table:table-cell office:value-type="float" office:value="83.3035" calcext:value-type="float">
            <text:p>83.3035</text:p>
          </table:table-cell>
          <table:table-cell office:value-type="float" office:value="6.07464E+018" calcext:value-type="float">
            <text:p>6.07E+18</text:p>
          </table:table-cell>
          <table:table-cell office:value-type="float" office:value="0.00241437" calcext:value-type="float">
            <text:p>0.00241437</text:p>
          </table:table-cell>
          <table:table-cell office:value-type="float" office:value="0" calcext:value-type="float">
            <text:p>0</text:p>
          </table:table-cell>
          <table:table-cell office:value-type="float" office:value="78.3599" calcext:value-type="float">
            <text:p>78.359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20747.7" calcext:value-type="float">
            <text:p>20747.7</text:p>
          </table:table-cell>
          <table:table-cell office:value-type="float" office:value="63.01" calcext:value-type="float">
            <text:p>63.01</text:p>
          </table:table-cell>
          <table:table-cell office:value-type="float" office:value="7.44869E+016" calcext:value-type="float">
            <text:p>7.45E+16</text:p>
          </table:table-cell>
          <table:table-cell table:style-name="ce10" office:value-type="float" office:value="0.0000175165" calcext:value-type="float">
            <text:p>1.75E-05</text:p>
          </table:table-cell>
          <table:table-cell office:value-type="float" office:value="0" calcext:value-type="float">
            <text:p>0</text:p>
          </table:table-cell>
          <table:table-cell office:value-type="float" office:value="110.309" calcext:value-type="float">
            <text:p>110.309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float" office:value="149112" calcext:value-type="float">
            <text:p>149112</text:p>
          </table:table-cell>
          <table:table-cell office:value-type="float" office:value="441.258" calcext:value-type="float">
            <text:p>441.258</text:p>
          </table:table-cell>
          <table:table-cell office:value-type="float" office:value="234840000000" calcext:value-type="float">
            <text:p>2.35E+11</text:p>
          </table:table-cell>
          <table:table-cell table:style-name="ce10" office:value-type="float" office:value="0.0000000000425084" calcext:value-type="float">
            <text:p>4.25E-11</text:p>
          </table:table-cell>
          <table:table-cell office:value-type="float" office:value="0" calcext:value-type="float">
            <text:p>0</text:p>
          </table:table-cell>
          <table:table-cell office:value-type="float" office:value="1391.79" calcext:value-type="float">
            <text:p>1391.79</text:p>
          </table:table-cell>
          <table:table-cell office:value-type="float" office:value="898" calcext:value-type="float">
            <text:p>898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For eig.vec = 30 (largest)</text:p>
          </table:table-cell>
          <table:table-cell office:value-type="string" calcext:value-type="string">
            <text:p>Using Block Jacobi as a Preconditioner</text:p>
          </table:table-cell>
          <table:table-cell table:style-name="Default"/>
          <table:table-cell office:value-type="string" calcext:value-type="string">
            <text:p>GMRES + tg_solve</text:p>
          </table:table-cell>
          <table:table-cell office:value-type="string" calcext:value-type="string">
            <text:p>tol = 1e-4; maxit = 50; im = 20;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4943.39" calcext:value-type="float">
            <text:p>4943.39</text:p>
          </table:table-cell>
          <table:table-cell table:style-name="ce10" office:value-type="float" office:value="55.4387" calcext:value-type="float">
            <text:p>5.54E+01</text:p>
          </table:table-cell>
          <table:table-cell office:value-type="float" office:value="11603600" calcext:value-type="float">
            <text:p>1.16E+07</text:p>
          </table:table-cell>
          <table:table-cell office:value-type="float" office:value="0.000375128" calcext:value-type="float">
            <text:p>0.000375128</text:p>
          </table:table-cell>
          <table:table-cell office:value-type="float" office:value="0" calcext:value-type="float">
            <text:p>0</text:p>
          </table:table-cell>
          <table:table-cell office:value-type="float" office:value="1.27788" calcext:value-type="float">
            <text:p>1.27788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468.51" calcext:value-type="float">
            <text:p>1468.51</text:p>
          </table:table-cell>
          <table:table-cell office:value-type="float" office:value="13.8253" calcext:value-type="float">
            <text:p>13.8253</text:p>
          </table:table-cell>
          <table:table-cell table:style-name="Default" office:value-type="float" office:value="700996" calcext:value-type="float">
            <text:p>700996</text:p>
          </table:table-cell>
          <table:table-cell table:style-name="ce10" office:value-type="float" office:value="0.0000829824" calcext:value-type="float">
            <text:p>8.30E-05</text:p>
          </table:table-cell>
          <table:table-cell office:value-type="float" office:value="0" calcext:value-type="float">
            <text:p>0</text:p>
          </table:table-cell>
          <table:table-cell office:value-type="float" office:value="3.17654" calcext:value-type="float">
            <text:p>3.17654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3434.36" calcext:value-type="float">
            <text:p>3434.36</text:p>
          </table:table-cell>
          <table:table-cell office:value-type="float" office:value="24.1026" calcext:value-type="float">
            <text:p>24.1026</text:p>
          </table:table-cell>
          <table:table-cell office:value-type="float" office:value="5496680" calcext:value-type="float">
            <text:p>5.50E+06</text:p>
          </table:table-cell>
          <table:table-cell office:value-type="float" office:value="0.000248636" calcext:value-type="float">
            <text:p>0.000248636</text:p>
          </table:table-cell>
          <table:table-cell office:value-type="float" office:value="0" calcext:value-type="float">
            <text:p>0</text:p>
          </table:table-cell>
          <table:table-cell office:value-type="float" office:value="5.68902" calcext:value-type="float">
            <text:p>5.6890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2618.72" calcext:value-type="float">
            <text:p>2618.72</text:p>
          </table:table-cell>
          <table:table-cell office:value-type="float" office:value="12.694" calcext:value-type="float">
            <text:p>12.694</text:p>
          </table:table-cell>
          <table:table-cell office:value-type="float" office:value="6016810000000" calcext:value-type="float">
            <text:p>6.02E+12</text:p>
          </table:table-cell>
          <table:table-cell office:value-type="float" office:value="0.000119575" calcext:value-type="float">
            <text:p>0.000119575</text:p>
          </table:table-cell>
          <table:table-cell office:value-type="float" office:value="0" calcext:value-type="float">
            <text:p>0</text:p>
          </table:table-cell>
          <table:table-cell office:value-type="float" office:value="38.9702" calcext:value-type="float">
            <text:p>38.9702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6002.74" calcext:value-type="float">
            <text:p>6002.74</text:p>
          </table:table-cell>
          <table:table-cell office:value-type="float" office:value="27.2514" calcext:value-type="float">
            <text:p>27.2514</text:p>
          </table:table-cell>
          <table:table-cell office:value-type="float" office:value="917805000000" calcext:value-type="float">
            <text:p>9.18E+11</text:p>
          </table:table-cell>
          <table:table-cell office:value-type="float" office:value="0.000399091" calcext:value-type="float">
            <text:p>0.000399091</text:p>
          </table:table-cell>
          <table:table-cell office:value-type="float" office:value="0" calcext:value-type="float">
            <text:p>0</text:p>
          </table:table-cell>
          <table:table-cell office:value-type="float" office:value="75.4384" calcext:value-type="float">
            <text:p>75.4384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5261.62" calcext:value-type="float">
            <text:p>5261.62</text:p>
          </table:table-cell>
          <table:table-cell office:value-type="float" office:value="22.7638" calcext:value-type="float">
            <text:p>22.7638</text:p>
          </table:table-cell>
          <table:table-cell office:value-type="float" office:value="9723410000" calcext:value-type="float">
            <text:p>9.72E+09</text:p>
          </table:table-cell>
          <table:table-cell table:style-name="ce10" office:value-type="float" office:value="0.0000812215" calcext:value-type="float">
            <text:p>8.12E-05</text:p>
          </table:table-cell>
          <table:table-cell office:value-type="float" office:value="0" calcext:value-type="float">
            <text:p>0</text:p>
          </table:table-cell>
          <table:table-cell office:value-type="float" office:value="86.2552" calcext:value-type="float">
            <text:p>86.2552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8249.15" calcext:value-type="float">
            <text:p>8249.15</text:p>
          </table:table-cell>
          <table:table-cell office:value-type="float" office:value="34.1987" calcext:value-type="float">
            <text:p>34.1987</text:p>
          </table:table-cell>
          <table:table-cell office:value-type="float" office:value="3653470000" calcext:value-type="float">
            <text:p>3.65E+09</text:p>
          </table:table-cell>
          <table:table-cell office:value-type="float" office:value="0.000556249" calcext:value-type="float">
            <text:p>0.000556249</text:p>
          </table:table-cell>
          <table:table-cell office:value-type="float" office:value="0" calcext:value-type="float">
            <text:p>0</text:p>
          </table:table-cell>
          <table:table-cell office:value-type="float" office:value="89.7897" calcext:value-type="float">
            <text:p>89.7897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5608.14" calcext:value-type="float">
            <text:p>5608.14</text:p>
          </table:table-cell>
          <table:table-cell office:value-type="float" office:value="21.6836" calcext:value-type="float">
            <text:p>21.6836</text:p>
          </table:table-cell>
          <table:table-cell office:value-type="float" office:value="49471800" calcext:value-type="float">
            <text:p>4.95E+07</text:p>
          </table:table-cell>
          <table:table-cell table:style-name="ce10" office:value-type="float" office:value="0.0000558197" calcext:value-type="float">
            <text:p>5.58E-05</text:p>
          </table:table-cell>
          <table:table-cell office:value-type="float" office:value="0" calcext:value-type="float">
            <text:p>0</text:p>
          </table:table-cell>
          <table:table-cell office:value-type="float" office:value="182.704" calcext:value-type="float">
            <text:p>182.70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21185.9" calcext:value-type="float">
            <text:p>21185.9</text:p>
          </table:table-cell>
          <table:table-cell office:value-type="float" office:value="77.1918" calcext:value-type="float">
            <text:p>77.1918</text:p>
          </table:table-cell>
          <table:table-cell office:value-type="float" office:value="16748100000" calcext:value-type="float">
            <text:p>1.67E+10</text:p>
          </table:table-cell>
          <table:table-cell table:style-name="ce10" office:value-type="float" office:value="0.4982" calcext:value-type="float">
            <text:p>4.98E-01</text:p>
          </table:table-cell>
          <table:table-cell office:value-type="float" office:value="1" calcext:value-type="float">
            <text:p>1</text:p>
          </table:table-cell>
          <table:table-cell office:value-type="float" office:value="493.219" calcext:value-type="float">
            <text:p>493.219</text:p>
          </table:table-cell>
          <table:table-cell office:value-type="float" office:value="950" calcext:value-type="float">
            <text:p>950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64533.3" calcext:value-type="float">
            <text:p>64533.3</text:p>
          </table:table-cell>
          <table:table-cell office:value-type="float" office:value="227.291" calcext:value-type="float">
            <text:p>227.291</text:p>
          </table:table-cell>
          <table:table-cell office:value-type="float" office:value="1378370000000" calcext:value-type="float">
            <text:p>1.38E+12</text:p>
          </table:table-cell>
          <table:table-cell table:style-name="ce10" office:value-type="float" office:value="0.00000000000223653" calcext:value-type="float">
            <text:p>2.24E-12</text:p>
          </table:table-cell>
          <table:table-cell office:value-type="float" office:value="1" calcext:value-type="float">
            <text:p>1</text:p>
          </table:table-cell>
          <table:table-cell office:value-type="float" office:value="1028.43" calcext:value-type="float">
            <text:p>1028.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14681.2" calcext:value-type="float">
            <text:p>14681.2</text:p>
          </table:table-cell>
          <table:table-cell office:value-type="float" office:value="49.8455" calcext:value-type="float">
            <text:p>49.8455</text:p>
          </table:table-cell>
          <table:table-cell office:value-type="float" office:value="1.03795E+015" calcext:value-type="float">
            <text:p>1.04E+15</text:p>
          </table:table-cell>
          <table:table-cell table:style-name="ce10" office:value-type="float" office:value="0.0000262207" calcext:value-type="float">
            <text:p>2.62E-05</text:p>
          </table:table-cell>
          <table:table-cell office:value-type="float" office:value="0" calcext:value-type="float">
            <text:p>0</text:p>
          </table:table-cell>
          <table:table-cell office:value-type="float" office:value="190.778" calcext:value-type="float">
            <text:p>190.778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14733.4" calcext:value-type="float">
            <text:p>14733.4</text:p>
          </table:table-cell>
          <table:table-cell office:value-type="float" office:value="48.7712" calcext:value-type="float">
            <text:p>48.7712</text:p>
          </table:table-cell>
          <table:table-cell office:value-type="float" office:value="784517000000" calcext:value-type="float">
            <text:p>7.85E+11</text:p>
          </table:table-cell>
          <table:table-cell table:style-name="ce10" office:value-type="float" office:value="0.0000154729" calcext:value-type="float">
            <text:p>1.55E-05</text:p>
          </table:table-cell>
          <table:table-cell office:value-type="float" office:value="0" calcext:value-type="float">
            <text:p>0</text:p>
          </table:table-cell>
          <table:table-cell office:value-type="float" office:value="255.365" calcext:value-type="float">
            <text:p>255.365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16005.7" calcext:value-type="float">
            <text:p>16005.7</text:p>
          </table:table-cell>
          <table:table-cell office:value-type="float" office:value="51.6535" calcext:value-type="float">
            <text:p>51.6535</text:p>
          </table:table-cell>
          <table:table-cell office:value-type="float" office:value="8202140000000000" calcext:value-type="float">
            <text:p>8.20E+15</text:p>
          </table:table-cell>
          <table:table-cell table:style-name="ce10" office:value-type="float" office:value="0.00001547" calcext:value-type="float">
            <text:p>1.55E-05</text:p>
          </table:table-cell>
          <table:table-cell office:value-type="float" office:value="0" calcext:value-type="float">
            <text:p>0</text:p>
          </table:table-cell>
          <table:table-cell office:value-type="float" office:value="650.181" calcext:value-type="float">
            <text:p>650.181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16229.4" calcext:value-type="float">
            <text:p>16229.4</text:p>
          </table:table-cell>
          <table:table-cell office:value-type="float" office:value="51.2888" calcext:value-type="float">
            <text:p>51.2888</text:p>
          </table:table-cell>
          <table:table-cell office:value-type="float" office:value="14721900000000" calcext:value-type="float">
            <text:p>1.47E+13</text:p>
          </table:table-cell>
          <table:table-cell table:style-name="ce10" office:value-type="float" office:value="0.0000000172391" calcext:value-type="float">
            <text:p>1.72E-08</text:p>
          </table:table-cell>
          <table:table-cell office:value-type="float" office:value="0" calcext:value-type="float">
            <text:p>0</text:p>
          </table:table-cell>
          <table:table-cell office:value-type="float" office:value="837.066" calcext:value-type="float">
            <text:p>837.066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17120.9" calcext:value-type="float">
            <text:p>17120.9</text:p>
          </table:table-cell>
          <table:table-cell office:value-type="float" office:value="52.724" calcext:value-type="float">
            <text:p>52.724</text:p>
          </table:table-cell>
          <table:table-cell office:value-type="float" office:value="7184580000000000" calcext:value-type="float">
            <text:p>7.18E+15</text:p>
          </table:table-cell>
          <table:table-cell table:style-name="ce10" office:value-type="float" office:value="0.00000428494" calcext:value-type="float">
            <text:p>4.28E-06</text:p>
          </table:table-cell>
          <table:table-cell office:value-type="float" office:value="0" calcext:value-type="float">
            <text:p>0</text:p>
          </table:table-cell>
          <table:table-cell office:value-type="float" office:value="229.547" calcext:value-type="float">
            <text:p>229.547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17207.9" calcext:value-type="float">
            <text:p>17207.9</text:p>
          </table:table-cell>
          <table:table-cell office:value-type="float" office:value="52.1416" calcext:value-type="float">
            <text:p>52.1416</text:p>
          </table:table-cell>
          <table:table-cell office:value-type="float" office:value="1.5158E+016" calcext:value-type="float">
            <text:p>1.52E+16</text:p>
          </table:table-cell>
          <table:table-cell table:style-name="ce10" office:value-type="float" office:value="0.00000367097" calcext:value-type="float">
            <text:p>3.67E-06</text:p>
          </table:table-cell>
          <table:table-cell office:value-type="float" office:value="0" calcext:value-type="float">
            <text:p>0</text:p>
          </table:table-cell>
          <table:table-cell office:value-type="float" office:value="185.457" calcext:value-type="float">
            <text:p>185.457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float" office:value="15600.8" calcext:value-type="float">
            <text:p>15600.8</text:p>
          </table:table-cell>
          <table:table-cell office:value-type="float" office:value="46.199" calcext:value-type="float">
            <text:p>46.199</text:p>
          </table:table-cell>
          <table:table-cell office:value-type="float" office:value="2619160000000000" calcext:value-type="float">
            <text:p>2.62E+15</text:p>
          </table:table-cell>
          <table:table-cell table:style-name="ce10" office:value-type="float" office:value="0.000000401372" calcext:value-type="float">
            <text:p>4.01E-07</text:p>
          </table:table-cell>
          <table:table-cell office:value-type="float" office:value="0" calcext:value-type="float">
            <text:p>0</text:p>
          </table:table-cell>
          <table:table-cell office:value-type="float" office:value="248.483" calcext:value-type="float">
            <text:p>248.483</text:p>
          </table:table-cell>
          <table:table-cell office:value-type="float" office:value="173" calcext:value-type="float">
            <text:p>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02:20:06.744924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8:03:37.359673495</meta:creation-date>
    <dc:date>2019-05-28T17:01:46.586732857</dc:date>
    <meta:editing-duration>PT51M22S</meta:editing-duration>
    <meta:editing-cycles>9</meta:editing-cycles>
    <meta:generator>LibreOffice/6.0.7.3$Linux_X86_64 LibreOffice_project/00m0$Build-3</meta:generator>
    <meta:document-statistic meta:table-count="1" meta:cell-count="842" meta:object-count="0"/>
  </office:meta>
</office:document-meta>
</file>